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2" style:family="table-cell" style:parent-style-name="Default">
      <style:table-cell-properties fo:background-color="transparent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ackground-color="transparent" fo:border="none"/>
      <style:text-properties style:font-name="Calibri"/>
    </style:style>
    <style:style style:name="ce1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6" style:family="table-cell" style:parent-style-name="Default" style:data-style-name="N0">
      <style:table-cell-properties fo:background-color="transparent"/>
      <style:text-properties style:font-name="Calibri"/>
    </style:style>
    <style:style style:name="ce27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1"/>
        <table:table-column table:style-name="co5" table:default-cell-style-name="ce13"/>
        <table:table-column table:style-name="co6" table:default-cell-style-name="ce14"/>
        <table:table-column table:style-name="co6" table:number-columns-repeated="3" table:default-cell-style-name="ce16"/>
        <table:table-column table:style-name="co6" table:default-cell-style-name="ce14"/>
        <table:table-column table:style-name="co7" table:default-cell-style-name="ce14"/>
        <table:table-column table:style-name="co8" table:default-cell-style-name="ce17"/>
        <table:table-column table:style-name="co6" table:default-cell-style-name="ce16"/>
        <table:table-column table:style-name="co9" table:default-cell-style-name="ce14"/>
        <table:table-column table:style-name="co10" table:default-cell-style-name="ce17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6" table:default-cell-style-name="ce17"/>
        <table:table-column table:style-name="co17" table:default-cell-style-name="ce17"/>
        <table:table-column table:style-name="co18" table:default-cell-style-name="ce14"/>
        <table:table-column table:style-name="co19" table:default-cell-style-name="ce11"/>
        <table:table-column table:style-name="co20" table:default-cell-style-name="ce14"/>
        <table:table-column table:style-name="co21" table:default-cell-style-name="ce11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2" table:number-columns-repeated="990" table:default-cell-style-name="ce22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9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3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0"/>
          <table:table-cell/>
          <table:table-cell table:style-name="ce22"/>
          <table:table-cell table:number-columns-repeated="998"/>
        </table:table-row>
        <table:table-row table:style-name="ro1">
          <table:table-cell table:style-name="ce2" table:formula="of:=SUM([.A49:.A96])" office:value-type="float" office:value="242.1" calcext:value-type="float">
            <text:p>242,1</text:p>
          </table:table-cell>
          <table:table-cell table:style-name="ce7" table:formula="of:=SUM([.B3:.B96])" office:value-type="float" office:value="879.244" calcext:value-type="float">
            <text:p>879,24</text:p>
          </table:table-cell>
          <table:table-cell office:value-type="string" calcext:value-type="string">
            <text:p>Exemple Link</text:p>
          </table:table-cell>
          <table:table-cell table:style-name="ce9" office:value-type="string" calcext:value-type="string">
            <text:p>Item FoldaRapX – 1.0</text:p>
          </table:table-cell>
          <table:table-cell table:formula="of:=SUM([.E49:.E96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0" office:value-type="string" calcext:value-type="string">
            <text:p>Geared nema17 – 40mm 5:1 ratio</text:p>
          </table:table-cell>
          <table:table-cell table:formula="of:=SUM([.F3:.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Robotdigg</text:p>
          </table:table-cell>
          <table:table-cell office:value-type="string" calcext:value-type="string">
            <text:p>Nema17 – 40mm – 1.68A 4200gr – 09°</text:p>
          </table:table-cell>
          <table:table-cell table:formula="of:=SUM([.F4:.Y4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>
            <text:p><text:a xlink:href="https://www.robotdigg.com/product/637/2GT-Idler-Pulley-w/-Bearings-for-6mm-belt" xlink:type="simple">Robotdigg</text:a></text:p>
          </table:table-cell>
          <table:table-cell table:style-name="ce10" office:value-type="string" calcext:value-type="string">
            <text:p>Poulie GT2 belt6 - 4mm bore – 20 dents</text:p>
          </table:table-cell>
          <table:table-cell table:formula="of:=SUM([.F5:.Y5])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/>
          <table:table-cell table:style-name="ce10" office:value-type="string" calcext:value-type="string">
            <text:p>Poulie GT2 belt6 – 4mm bore – lisse</text:p>
          </table:table-cell>
          <table:table-cell table:formula="of:=SUM([.F6:.Y6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 office:value-type="string" calcext:value-type="string">
            <text:p>Robotdigg</text:p>
          </table:table-cell>
          <table:table-cell table:style-name="ce10" office:value-type="string" calcext:value-type="string">
            <text:p>Poulie GT2 belt6 – 5mm bore – 20 dents</text:p>
          </table:table-cell>
          <table:table-cell table:formula="of:=SUM([.F7:.Y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0" office:value-type="string" calcext:value-type="string">
            <text:p>Poulie GT2 belt6 – 8mm bore – 20 dents</text:p>
          </table:table-cell>
          <table:table-cell table:formula="of:=SUM([.F8:.Y8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table-cell office:value-type="string" calcext:value-type="string">
            <text:p><text:a xlink:href="https://www.robotdigg.com/product/368/Idler-Pulley-Post-Shoulder-Screw-4mm,-5mm-or-6mm" xlink:type="simple">Robotdigg</text:a></text:p>
          </table:table-cell>
          <table:table-cell table:style-name="ce10" office:value-type="string" calcext:value-type="string">
            <text:p>Axe poulie vis D4 L20</text:p>
          </table:table-cell>
          <table:table-cell table:formula="of:=SUM([.F9:.Y9])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table-cell/>
          <table:table-cell table:style-name="ce10" office:value-type="string" calcext:value-type="string">
            <text:p>Axe poulie vis D4 L25</text:p>
          </table:table-cell>
          <table:table-cell table:formula="of:=SUM([.F10:.Y10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0" office:value-type="string" calcext:value-type="string">
            <text:p>Bouton inter 19mm vert</text:p>
          </table:table-cell>
          <table:table-cell table:formula="of:=SUM([.F11:.Y1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1/Silent-and-durable-GT2-rubber-belt-with-Cloth" xlink:type="simple">Robotdigg</text:a></text:p>
          </table:table-cell>
          <table:table-cell table:style-name="ce10" office:value-type="string" calcext:value-type="string">
            <text:p>Z courroie GT2 6mm 1240mm</text:p>
          </table:table-cell>
          <table:table-cell table:formula="of:=SUM([.F12:.Y12])" office:value-type="float" office:value="1.24" calcext:value-type="float">
            <text:p>1,24</text:p>
          </table:table-cell>
          <table:table-cell table:style-name="Default"/>
          <table:table-cell table:number-columns-repeated="2"/>
          <table:table-cell table:style-name="ce14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8"/>
        </table:table-row>
        <table:table-row table:style-name="ro3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0" office:value-type="string" calcext:value-type="string">
            <text:p>Courroie T2.5 6mm Synchroflex 1300mm</text:p>
          </table:table-cell>
          <table:table-cell/>
          <table:table-cell table:style-name="Default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total 3m</text:p>
          </table:table-cell>
          <table:table-cell table:style-name="ce10" office:value-type="string" calcext:value-type="string">
            <text:p>XY courroie GT2 6mm 1580mm</text:p>
          </table:table-cell>
          <table:table-cell table:formula="of:=SUM([.F14:.Y14])" office:value-type="float" office:value="1.58" calcext:value-type="float">
            <text:p>1,58</text:p>
          </table:table-cell>
          <table:table-cell table:number-columns-repeated="5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0" office:value-type="string" calcext:value-type="string">
            <text:p>623ZZ (3x10x4)</text:p>
          </table:table-cell>
          <table:table-cell table:formula="of:=SUM([.F15:.Y15])"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style-name="ce14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0" office:value-type="string" calcext:value-type="string">
            <text:p>695zz (5x13x4)</text:p>
          </table:table-cell>
          <table:table-cell table:formula="of:=SUM([.F16:.Y16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0" office:value-type="string" calcext:value-type="string">
            <text:p>MGN9H – 250</text:p>
          </table:table-cell>
          <table:table-cell table:formula="of:=SUM([.F17:.Y17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0" office:value-type="string" calcext:value-type="string">
            <text:p>MGN9C – 200</text:p>
          </table:table-cell>
          <table:table-cell table:formula="of:=SUM([.F18:.Y18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64" calcext:value-type="float">
            <text:p>0,264</text:p>
          </table:table-cell>
          <table:table-cell table:style-name="ce8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0" office:value-type="string" calcext:value-type="string">
            <text:p>Entretoise pour vis M3, D5xL10</text:p>
          </table:table-cell>
          <table:table-cell table:formula="of:=SUM([.F19:.Y19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0" office:value-type="string" calcext:value-type="string">
            <text:p>Chaîne porte-câbles CK15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M3x6 CHC</text:p>
          </table:table-cell>
          <table:table-cell table:formula="of:=SUM([.F23:.Y23])" office:value-type="float" office:value="106" calcext:value-type="float">
            <text:p>106</text:p>
          </table:table-cell>
          <table:table-cell table:style-name="ce15" office:value-type="float" office:value="40" calcext:value-type="float">
            <text:p>40</text:p>
          </table:table-cell>
          <table:table-cell table:style-name="ce4" table:number-columns-repeated="3"/>
          <table:table-cell table:style-name="ce15"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6" calcext:value-type="float">
            <text:p>26</text:p>
          </table:table-cell>
          <table:table-cell table:style-name="ce4" table:number-columns-repeated="101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visseriefixations.fr/rondelle-5x10x1-pa6-6-blanc-din-125.html" xlink:type="simple">Fix-n-vis</text:a></text:p>
          </table:table-cell>
          <table:table-cell table:style-name="ce10" office:value-type="string" calcext:value-type="string">
            <text:p>rondelle 5x10x1mm (séparation des ciseaux)</text:p>
          </table:table-cell>
          <table:table-cell table:formula="of:=SUM([.F24:.Y24])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3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26:.Y2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27:.Y2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0" office:value-type="string" calcext:value-type="string">
            <text:p>Titan Aero</text:p>
          </table:table-cell>
          <table:table-cell table:formula="of:=SUM([.F28:.Y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0" office:value-type="string" calcext:value-type="string">
            <text:p>Duet3D wifi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Pièces 3D – PET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MGN9C</text:p>
          </table:table-cell>
          <table:table-cell table:formula="of:=SUM([.F33:.Y33])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MGN9C-courroie</text:p>
          </table:table-cell>
          <table:table-cell table:formula="of:=SUM([.F34:.Y3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Liaison-pivot-plaque</text:p>
          </table:table-cell>
          <table:table-cell table:formula="of:=SUM([.F35:.Y3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Hbot-A</text:p>
          </table:table-cell>
          <table:table-cell table:formula="of:=SUM([.F36:.Y36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Hbot-B</text:p>
          </table:table-cell>
          <table:table-cell table:formula="of:=SUM([.F37:.Y3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Pièces 2D – Aluminium anodisé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0" office:value-type="string" calcext:value-type="string">
            <text:p>Plaque supérieure 3mm</text:p>
          </table:table-cell>
          <table:table-cell table:formula="of:=SUM([.F40:.Y4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Plaque inférieure 3mm</text:p>
          </table:table-cell>
          <table:table-cell table:formula="of:=SUM([.F41:.Y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Ciseau 4mm</text:p>
          </table:table-cell>
          <table:table-cell table:formula="of:=SUM([.F42:.Y42])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8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lateau XXXxXXXx4mm</text:p>
          </table:table-cell>
          <table:table-cell table:formula="of:=SUM([.F43:.Y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table:style-name="ce26" table:number-columns-repeated="988"/>
          <table:table-cell table:number-columns-repeated="3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/>
          <table:table-cell table:number-columns-repeated="21"/>
          <table:table-cell table:style-name="ce22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FoldaRap 4.0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49:.Y49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1">
          <table:table-cell/>
          <table:table-cell table:style-name="ce8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50:.Y50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style-name="ce23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51:.Y51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1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52:.Y52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1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53:.Y53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style-name="ce2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54:.Y54])" office:value-type="float" office:value="0" calcext:value-type="float">
            <text:p>0</text:p>
          </table:table-cell>
          <table:table-cell table:number-columns-repeated="23"/>
          <table:table-cell table:style-name="ce23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55:.Y55])" office:value-type="float" office:value="0" calcext:value-type="float">
            <text:p>0</text:p>
          </table:table-cell>
          <table:table-cell table:number-columns-repeated="22"/>
          <table:table-cell table:style-name="ce22"/>
          <table:table-cell table:style-name="ce23"/>
          <table:table-cell table:style-name="ce11"/>
          <table:table-cell table:number-columns-repeated="3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56:.Y56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/>
          <table:table-cell table:style-name="ce23"/>
          <table:table-cell table:style-name="ce11" table:number-columns-repeated="2"/>
          <table:table-cell table:number-columns-repeated="2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57:.Y57])" office:value-type="float" office:value="0" calcext:value-type="float">
            <text:p>0</text:p>
          </table:table-cell>
          <table:table-cell table:number-columns-repeated="19"/>
          <table:table-cell table:style-name="ce21"/>
          <table:table-cell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58:.Y58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1"/>
          <table:table-cell table:style-name="ce23"/>
          <table:table-cell table:number-columns-repeated="5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59:.Y59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60:.Y60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61:.Y61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62:.Y62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63:.Y63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64:.Y64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/>
          <table:table-cell table:style-name="ce22"/>
          <table:table-cell table:number-columns-repeated="996"/>
        </table:table-row>
        <table:table-row table:style-name="ro1">
          <table:table-cell table:style-name="Default" table:number-columns-repeated="1021"/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6:.Y66])" office:value-type="float" office:value="0" calcext:value-type="float">
            <text:p>0</text:p>
          </table:table-cell>
          <table:table-cell table:number-columns-repeated="28"/>
          <table:table-cell table:style-name="ce26" table:number-columns-repeated="988"/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67:.Y67])" office:value-type="float" office:value="0" calcext:value-type="float">
            <text:p>0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68:.Y68])" office:value-type="float" office:value="0" calcext:value-type="float">
            <text:p>0</text:p>
          </table:table-cell>
          <table:table-cell table:number-columns-repeated="20"/>
          <table:table-cell table:style-name="ce24"/>
          <table:table-cell/>
          <table:table-cell table:style-name="ce22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69:.Y69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number-columns-repeated="996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70:.Y70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71:.Y71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7"/>
          <table:table-cell table:style-name="ce27" table:number-columns-repeated="988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72:.Y72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style-name="ce22"/>
          <table:table-cell table:number-columns-repeated="99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73:.Y73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74:.Y74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75:.Y75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76:.Y76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77:.Y7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78:.Y78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2"/>
          <table:table-cell table:number-columns-repeated="99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79:.Y79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99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1"/>
          <table:table-cell table:style-name="ce22"/>
          <table:table-cell table:number-columns-repeated="99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81:.Y8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82:.Y8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83:.Y8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84:.Y8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85:.Y85])" office:value-type="float" office:value="0" calcext:value-type="float">
            <text:p>0</text:p>
          </table:table-cell>
          <table:table-cell table:number-columns-repeated="10"/>
          <table:table-cell table:style-name="ce12" table:number-columns-repeated="2"/>
          <table:table-cell table:style-name="ce18"/>
          <table:table-cell table:number-columns-repeated="7"/>
          <table:table-cell table:style-name="ce24"/>
          <table:table-cell table:style-name="ce21"/>
          <table:table-cell table:style-name="ce24"/>
          <table:table-cell table:number-columns-repeated="996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86:.Y86])" office:value-type="float" office:value="0" calcext:value-type="float">
            <text:p>0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87:.Y8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93:.Y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95:.Y9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5"/>
          <table:table-cell table:style-name="ce12" table:number-columns-repeated="3"/>
          <table:table-cell table:number-columns-repeated="3"/>
          <table:table-cell table:style-name="ce12" table:number-columns-repeated="2"/>
          <table:table-cell table:style-name="ce18"/>
          <table:table-cell/>
          <table: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12" table:number-columns-repeated="4"/>
          <table:table-cell table:style-name="ce18" table:number-columns-repeated="2"/>
          <table:table-cell table:style-name="ce4" table:number-columns-repeated="997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3"/>
        </table:table-row>
        <table:table-row table:style-name="ro1">
          <table:table-cell table:style-name="ce6"/>
          <table:table-cell/>
          <table:table-cell table:style-name="ce6"/>
          <table:table-cell table:number-columns-repeated="30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2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8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22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7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1"/>
          <table:table-cell table:style-name="ce14"/>
          <table:table-cell/>
          <table:table-cell table:style-name="ce22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3"/>
          <table:table-cell table:style-name="ce22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00:31:38.2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2-02T00:53:08.514000000</dc:date>
    <meta:print-date>2015-08-14T12:58:27Z</meta:print-date>
    <meta:editing-duration>P2DT2H13S</meta:editing-duration>
    <meta:editing-cycles>169</meta:editing-cycles>
    <meta:document-statistic meta:table-count="1" meta:cell-count="428" meta:object-count="0"/>
  </office:meta>
</office:document-meta>
</file>